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2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4pt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style:font-name="TLPゴシック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2" draw:layer="layout" svg:width="3cm" svg:height="2cm" svg:x="7cm" svg:y="1cm">
          <draw:text-box>
            <text:p text:style-name="P1"><text:span text:style-name="T1">f(t)</text:span></text:p>
          </draw:text-box>
        </draw:frame>
        <draw:line draw:style-name="gr2" draw:text-style-name="P3" draw:layer="layout" svg:x1="31.698cm" svg:y1="5.3cm" svg:x2="31.799cm" svg:y2="12.9cm">
          <text:p/>
        </draw:line>
        <draw:frame draw:style-name="gr3" draw:text-style-name="P3" draw:layer="layout" svg:width="13.481cm" svg:height="7.583cm" svg:x="1.019cm" svg:y="2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2" draw:layer="layout" svg:width="1.5cm" svg:height="2cm" svg:x="14.5cm" svg:y="5.6cm">
          <draw:text-box>
            <text:p text:style-name="P1"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7-11-28T13:51:55</meta:creation-date>
    <dc:date>2023-01-20T14:21:01.707476813</dc:date>
    <meta:editing-cycles>10</meta:editing-cycles>
    <meta:editing-duration>PT19M10S</meta:editing-duration>
    <meta:document-statistic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2" chart:origin="0" chart:reverse-direction="false" text:line-break="false" loext:try-staggering-first="false" chart:link-data-style-to-source="true" chart:axis-position="0"/>
      <style:text-properties fo:font-size="24pt" style:font-size-asian="24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inimum="-1" chart:maximum="1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82cm" svg:height="7.584cm" xlink:href="." xlink:type="simple" chart:class="chart:scatter" chart:style-name="ch1">
        <chart:plot-area chart:style-name="ch2" chart:data-source-has-labels="both" svg:x="0.269cm" svg:y="0.151cm" svg:width="12.944cm" svg:height="7.282cm">
          <chart:coordinate-region svg:x="0.653cm" svg:y="0.151cm" svg:width="12.32cm" svg:height="7.282cm"/>
          <chart:axis chart:dimension="x" chart:name="primary-x" chart:style-name="ch3" chartooo:axis-type="auto">
            <chart:categories table:cell-range-address="local-table.$A$2:.$A$82"/>
          </chart:axis>
          <chart:axis chart:dimension="y" chart:name="primary-y" chart:style-name="ch4"/>
          <chart:series chart:style-name="ch5" chart:values-cell-range-address="local-table.$C$2:.$C$82" chart:label-cell-address="local-table.$C$1" chart:class="chart:scatter">
            <chart:domain table:cell-range-address="local-table.$B$2:.$B$82"/>
            <chart:data-point chart:repeated="8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9.79717439317883E-016">
                <text:p>9.79717439317883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9">
                <text:p>-3.9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">
                <text:p>-3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7">
                <text:p>-3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6">
                <text:p>-3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-8.57252759403147E-016">
                <text:p>-8.57252759403147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4">
                <text:p>-3.4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3">
                <text:p>-3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2">
                <text:p>-3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1">
                <text:p>-3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9">
                <text:p>-2.9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8">
                <text:p>-2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7">
                <text:p>-2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6">
                <text:p>-2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-6.12323399573677E-016">
                <text:p>-6.12323399573677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4">
                <text:p>-2.4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3">
                <text:p>-2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2">
                <text:p>-2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1">
                <text:p>-2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9">
                <text:p>-1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">
                <text:p>-1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">
                <text:p>-1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6">
                <text:p>-1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5">
                <text:p>-1.5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4">
                <text:p>-1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">
                <text:p>-1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">
                <text:p>-1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">
                <text:p>-1.1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9">
                <text:p>-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">
                <text:p>-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7">
                <text:p>-0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">
                <text:p>-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">
                <text:p>-0.5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">
                <text:p>-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">
                <text:p>-0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">
                <text:p>-0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-0.587785252292471">
                <text:p>-0.5877852522924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587785252292478">
                <text:p>0.587785252292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-0.587785252292478">
                <text:p>-0.5877852522924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-0.951056516295152">
                <text:p>-0.951056516295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">
                <text:p>2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">
                <text:p>2.2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">
                <text:p>2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">
                <text:p>2.4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">
                <text:p>2.5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">
                <text:p>2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">
                <text:p>2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">
                <text:p>2.9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">
                <text:p>3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">
                <text:p>3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">
                <text:p>3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">
                <text:p>3.4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">
                <text:p>3.5</text:p>
              </table:table-cell>
              <table:table-cell office:value-type="float" office:value="8.57252759403147E-016">
                <text:p>8.57252759403147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">
                <text:p>3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">
                <text:p>3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">
                <text:p>3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">
                <text:p>3.9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-9.79717439317883E-016">
                <text:p>-9.79717439317883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